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bd354" officeooo:paragraph-rsid="000bd35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cp; ip</text:p>
      <text:p text:style-name="P1">server</text:p>
      <text:p text:style-name="P1">ip address</text:p>
      <text:p text:style-name="P1">internet 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2-03T11:53:11.016134316</meta:creation-date>
    <dc:date>2023-02-03T11:56:16.344694210</dc:date>
    <meta:editing-duration>PT3M6S</meta:editing-duration>
    <meta:editing-cycles>1</meta:editing-cycles>
    <meta:document-statistic meta:table-count="0" meta:image-count="0" meta:object-count="0" meta:page-count="1" meta:paragraph-count="4" meta:word-count="6" meta:character-count="32" meta:non-whitespace-character-count="29"/>
    <meta:generator>LibreOffice/6.4.7.2$Linux_X86_64 LibreOffice_project/40$Build-2</meta:generator>
  </office:meta>
</office:document-meta>
</file>